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1" style:family="table-row">
      <style:table-row-properties fo:keep-together="always"/>
    </style:style>
    <style:style style:name="Table4.A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2" style:family="table-row">
      <style:table-row-properties fo:keep-together="always"/>
    </style:style>
    <style:style style:name="Table4.A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3" style:family="table-row">
      <style:table-row-properties fo:keep-together="always"/>
    </style:style>
    <style:style style:name="Table4.A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4" style:family="table-row">
      <style:table-row-properties fo:keep-together="always"/>
    </style:style>
    <style:style style:name="Table4.A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5" style:family="table-row">
      <style:table-row-properties fo:keep-together="always"/>
    </style:style>
    <style:style style:name="Table4.A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3_5f_1" style:display-name="Table3_1" style:family="table">
      <style:table-properties style:width="9.4271in" fo:margin-left="0in" table:align="left" style:writing-mode="lr-tb"/>
    </style:style>
    <style:style style:name="Table3_5f_1.A" style:display-name="Table3_1.A" style:family="table-column">
      <style:table-column-properties style:column-width="0.5625in"/>
    </style:style>
    <style:style style:name="Table3_5f_1.I" style:display-name="Table3_1.I" style:family="table-column">
      <style:table-column-properties style:column-width="4.9271in"/>
    </style:style>
    <style:style style:name="Table3_5f_1.1" style:display-name="Table3_1.1" style:family="table-row">
      <style:table-row-properties style:min-row-height="0.3125in" fo:keep-together="always"/>
    </style:style>
    <style:style style:name="Table3_5f_1.A1" style:display-name="Table3_1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3_5f_1.I1" style:display-name="Table3_1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3_5f_1.A2" style:display-name="Table3_1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3_5f_1.3" style:display-name="Table3_1.3" style:family="table-row">
      <style:table-row-properties fo:keep-together="always"/>
    </style:style>
    <style:style style:name="Table3_5f_1.A3" style:display-name="Table3_1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B3" style:display-name="Table3_1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C3" style:display-name="Table3_1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D3" style:display-name="Table3_1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E3" style:display-name="Table3_1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F3" style:display-name="Table3_1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G3" style:display-name="Table3_1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H3" style:display-name="Table3_1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I3" style:display-name="Table3_1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paragraph-rsid="0093b5d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0in" fo:margin-right="0in" fo:margin-top="0in" fo:margin-bottom="0.1181in" style:contextual-spacing="false" fo:text-align="center" style:justify-single-word="false" fo:orphans="2" fo:widows="2" fo:text-indent="0in" style:auto-text-indent="false" style:writing-mode="lr-tb"/>
      <style:text-properties officeooo:paragraph-rsid="008a27ff"/>
    </style:style>
    <style:style style:name="P17" style:family="paragraph" style:parent-style-name="Table_20_Contents">
      <style:paragraph-properties fo:text-align="center" style:justify-single-word="false"/>
      <style:text-properties officeooo:paragraph-rsid="0093b5d5"/>
    </style:style>
    <style:style style:name="P18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9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0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1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22" style:family="paragraph" style:parent-style-name="Table_20_Contents">
      <style:text-properties officeooo:rsid="003dc3a6" officeooo:paragraph-rsid="003dc3a6"/>
    </style:style>
    <style:style style:name="P23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24" style:family="paragraph" style:parent-style-name="Table_20_Contents">
      <style:text-properties officeooo:rsid="003e6aee" officeooo:paragraph-rsid="003e6aee"/>
    </style:style>
    <style:style style:name="P25" style:family="paragraph" style:parent-style-name="Table_20_Contents">
      <style:text-properties officeooo:rsid="003ead6c" officeooo:paragraph-rsid="003ead6c"/>
    </style:style>
    <style:style style:name="P26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7" style:family="paragraph" style:parent-style-name="Table_20_Contents">
      <style:paragraph-properties fo:text-align="center" style:justify-single-word="false"/>
      <style:text-properties officeooo:rsid="003ead6c" officeooo:paragraph-rsid="0093b5d5"/>
    </style:style>
    <style:style style:name="P28" style:family="paragraph" style:parent-style-name="Table_20_Contents">
      <style:text-properties officeooo:rsid="00403451" officeooo:paragraph-rsid="00403451"/>
    </style:style>
    <style:style style:name="P29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30" style:family="paragraph" style:parent-style-name="Table_20_Contents">
      <style:text-properties officeooo:rsid="0050621a" officeooo:paragraph-rsid="0050621a"/>
    </style:style>
    <style:style style:name="P31" style:family="paragraph" style:parent-style-name="Table_20_Contents">
      <style:text-properties officeooo:rsid="005b62eb" officeooo:paragraph-rsid="005b62eb"/>
    </style:style>
    <style:style style:name="P32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33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4" style:family="paragraph" style:parent-style-name="Standard">
      <style:text-properties officeooo:paragraph-rsid="001c2594"/>
    </style:style>
    <style:style style:name="P35" style:family="paragraph" style:parent-style-name="Standard">
      <style:text-properties officeooo:rsid="002453de" officeooo:paragraph-rsid="002453de"/>
    </style:style>
    <style:style style:name="P36" style:family="paragraph" style:parent-style-name="Standard">
      <style:text-properties officeooo:rsid="002a022a" officeooo:paragraph-rsid="002a022a"/>
    </style:style>
    <style:style style:name="P37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8" style:family="paragraph" style:parent-style-name="Standard">
      <style:text-properties officeooo:rsid="004a2a44" officeooo:paragraph-rsid="004a2a44"/>
    </style:style>
    <style:style style:name="P39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40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41" style:family="paragraph" style:parent-style-name="Standard">
      <style:text-properties officeooo:rsid="004e990d" officeooo:paragraph-rsid="004e990d"/>
    </style:style>
    <style:style style:name="P42" style:family="paragraph" style:parent-style-name="Standard">
      <style:text-properties officeooo:rsid="004e990d" officeooo:paragraph-rsid="005910da"/>
    </style:style>
    <style:style style:name="P43" style:family="paragraph" style:parent-style-name="Standard">
      <style:text-properties officeooo:rsid="004e990d" officeooo:paragraph-rsid="00534907"/>
    </style:style>
    <style:style style:name="P44" style:family="paragraph" style:parent-style-name="Standard">
      <style:text-properties officeooo:rsid="004e990d" officeooo:paragraph-rsid="00828c2a"/>
    </style:style>
    <style:style style:name="P45" style:family="paragraph" style:parent-style-name="Standard">
      <style:text-properties officeooo:rsid="004e990d" officeooo:paragraph-rsid="00863bc3"/>
    </style:style>
    <style:style style:name="P46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8" style:family="paragraph" style:parent-style-name="Footnote">
      <style:text-properties officeooo:rsid="005622db" officeooo:paragraph-rsid="0057d992"/>
    </style:style>
    <style:style style:name="P49" style:family="paragraph" style:parent-style-name="Standard">
      <style:paragraph-properties fo:text-align="center" style:justify-single-word="false"/>
      <style:text-properties officeooo:rsid="00661e58" officeooo:paragraph-rsid="00661e58"/>
    </style:style>
    <style:style style:name="P50" style:family="paragraph" style:parent-style-name="Table_20_Contents">
      <style:paragraph-properties fo:text-align="center" style:justify-single-word="false"/>
      <style:text-properties officeooo:rsid="00742b0c" officeooo:paragraph-rsid="00742b0c"/>
    </style:style>
    <style:style style:name="P51" style:family="paragraph" style:parent-style-name="Table_20_Contents">
      <style:paragraph-properties fo:text-align="center" style:justify-single-word="false"/>
      <style:text-properties officeooo:rsid="00742b0c" officeooo:paragraph-rsid="008c5105"/>
    </style:style>
    <style:style style:name="P52" style:family="paragraph" style:parent-style-name="Standard">
      <style:text-properties officeooo:rsid="0075edd0" officeooo:paragraph-rsid="0075edd0"/>
    </style:style>
    <style:style style:name="P53" style:family="paragraph" style:parent-style-name="Standard">
      <style:text-properties officeooo:rsid="007716ad" officeooo:paragraph-rsid="007716ad"/>
    </style:style>
    <style:style style:name="P54" style:family="paragraph" style:parent-style-name="Table_20_Contents">
      <style:paragraph-properties fo:text-align="center" style:justify-single-word="false"/>
      <style:text-properties officeooo:rsid="007716ad" officeooo:paragraph-rsid="007716ad"/>
    </style:style>
    <style:style style:name="P55" style:family="paragraph" style:parent-style-name="Standard">
      <style:text-properties officeooo:rsid="007716ad" officeooo:paragraph-rsid="008c5105"/>
    </style:style>
    <style:style style:name="P56" style:family="paragraph" style:parent-style-name="Standard">
      <style:paragraph-properties fo:text-align="center" style:justify-single-word="false"/>
      <style:text-properties officeooo:rsid="007bf8c3" officeooo:paragraph-rsid="007bf8c3"/>
    </style:style>
    <style:style style:name="P57" style:family="paragraph" style:parent-style-name="Standard">
      <style:paragraph-properties fo:text-align="center" style:justify-single-word="false"/>
      <style:text-properties officeooo:rsid="007c1614" officeooo:paragraph-rsid="007c1614"/>
    </style:style>
    <style:style style:name="P58" style:family="paragraph" style:parent-style-name="Standard">
      <style:text-properties officeooo:rsid="00809d7d" officeooo:paragraph-rsid="00809d7d"/>
    </style:style>
    <style:style style:name="P59" style:family="paragraph" style:parent-style-name="Table_20_Contents">
      <style:paragraph-properties fo:text-align="center" style:justify-single-word="false"/>
      <style:text-properties officeooo:rsid="008a27ff" officeooo:paragraph-rsid="008a27ff"/>
    </style:style>
    <style:style style:name="P60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61" style:family="paragraph" style:parent-style-name="Table_20_Contents">
      <style:paragraph-properties fo:text-align="center" style:justify-single-word="false"/>
      <style:text-properties officeooo:rsid="004e3788" officeooo:paragraph-rsid="008c5105"/>
    </style:style>
    <style:style style:name="P62" style:family="paragraph" style:parent-style-name="Standard">
      <style:text-properties officeooo:rsid="009135bb" officeooo:paragraph-rsid="009135bb"/>
    </style:style>
    <style:style style:name="P63" style:family="paragraph" style:parent-style-name="Standard">
      <style:text-properties officeooo:paragraph-rsid="0093b5d5"/>
    </style:style>
    <style:style style:name="P64" style:family="paragraph" style:parent-style-name="Table_20_Contents">
      <style:paragraph-properties fo:text-align="center" style:justify-single-word="false"/>
      <style:text-properties officeooo:rsid="008fbfbc" officeooo:paragraph-rsid="0093b5d5"/>
    </style:style>
    <style:style style:name="P65" style:family="paragraph" style:parent-style-name="Table_20_Contents">
      <style:text-properties officeooo:rsid="008fbfbc" officeooo:paragraph-rsid="0093b5d5"/>
    </style:style>
    <style:style style:name="P66" style:family="paragraph" style:parent-style-name="Standard">
      <style:text-properties style:use-window-font-color="true" loext:opacity="0%" style:font-name="Times New Roman1" fo:font-size="12pt" fo:language="en" fo:country="US" officeooo:rsid="009135bb" officeooo:paragraph-rsid="0093b5d5" style:font-name-asian="Times New Roman1" style:font-size-asian="12pt" style:font-name-complex="Times New Roman1" style:font-size-complex="12pt" style:language-complex="ar" style:country-complex="SA"/>
    </style:style>
    <style:style style:name="P67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69" style:family="paragraph" style:parent-style-name="Heading_20_1" style:master-page-name="First_20_Page">
      <style:paragraph-properties style:page-number="auto"/>
    </style:style>
    <style:style style:name="P70" style:family="paragraph" style:parent-style-name="Heading_20_1">
      <style:text-properties officeooo:rsid="002a022a" officeooo:paragraph-rsid="002a022a"/>
    </style:style>
    <style:style style:name="P71" style:family="paragraph" style:parent-style-name="Heading_20_2">
      <style:paragraph-properties fo:break-before="page"/>
    </style:style>
    <style:style style:name="P72" style:family="paragraph" style:parent-style-name="Heading_20_2" style:list-style-name="">
      <style:paragraph-properties fo:orphans="2" fo:widows="2"/>
    </style:style>
    <style:style style:name="P73" style:family="paragraph" style:parent-style-name="Heading_20_2" style:master-page-name="Standard">
      <style:paragraph-properties style:page-number="auto" fo:break-before="page"/>
      <style:text-properties officeooo:paragraph-rsid="0093b5d5"/>
    </style:style>
    <style:style style:name="P74" style:family="paragraph" style:parent-style-name="Standard" style:list-style-name="L1"/>
    <style:style style:name="P75" style:family="paragraph" style:parent-style-name="Standard" style:list-style-name="L1">
      <style:text-properties officeooo:paragraph-rsid="00786d3c"/>
    </style:style>
    <style:style style:name="P76" style:family="paragraph" style:parent-style-name="Standard" style:list-style-name="L1">
      <style:text-properties style:font-name="Times New Roman" officeooo:rsid="0061da82" officeooo:paragraph-rsid="00524856"/>
    </style:style>
    <style:style style:name="P77" style:family="paragraph" style:parent-style-name="Standard" style:list-style-name="L1">
      <style:text-properties style:font-name="Times New Roman"/>
    </style:style>
    <style:style style:name="P78" style:family="paragraph" style:parent-style-name="Standard" style:list-style-name="L1">
      <style:text-properties officeooo:rsid="008fbfbc" officeooo:paragraph-rsid="00954a4f"/>
    </style:style>
    <style:style style:name="P79" style:family="paragraph" style:parent-style-name="Standard" style:list-style-name="L2">
      <style:text-properties officeooo:rsid="00809d7d" officeooo:paragraph-rsid="00809d7d"/>
    </style:style>
    <style:style style:name="P80" style:family="paragraph" style:parent-style-name="Standard" style:master-page-name="StdPortrait">
      <style:paragraph-properties style:page-number="auto"/>
      <style:text-properties officeooo:rsid="009135bb" officeooo:paragraph-rsid="009135bb"/>
    </style:style>
    <style:style style:name="P81" style:family="paragraph">
      <style:paragraph-properties style:writing-mode="lr-tb"/>
      <style:text-properties style:font-name="Liberation Sans" fo:font-size="1pt"/>
    </style:style>
    <style:style style:name="P8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32d21d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6" style:family="text">
      <style:text-properties style:use-window-font-color="true" loext:opacity="0%" style:font-name="Times New Roman1" fo:font-size="12pt" fo:language="en" fo:country="US" officeooo:rsid="007bf8c3" style:font-name-asian="Times New Roman1" style:font-size-asian="12pt" style:font-name-complex="Times New Roman1" style:font-size-complex="12pt" style:language-complex="ar" style:country-complex="SA"/>
    </style:style>
    <style:style style:name="T7" style:family="text">
      <style:text-properties officeooo:rsid="003a0848"/>
    </style:style>
    <style:style style:name="T8" style:family="text">
      <style:text-properties officeooo:rsid="003e6aee"/>
    </style:style>
    <style:style style:name="T9" style:family="text">
      <style:text-properties fo:color="#000000" loext:opacity="100%" fo:font-size="12pt" style:font-name-asian="TimesNewRomanPSMT" style:font-size-asian="12pt" style:font-name-complex="TimesNewRomanPSMT" style:font-size-complex="12pt"/>
    </style:style>
    <style:style style:name="T10" style:family="text">
      <style:text-properties officeooo:rsid="002c7ff0"/>
    </style:style>
    <style:style style:name="T11" style:family="text">
      <style:text-properties officeooo:rsid="00218c75"/>
    </style:style>
    <style:style style:name="T12" style:family="text">
      <style:text-properties officeooo:rsid="002268db"/>
    </style:style>
    <style:style style:name="T13" style:family="text">
      <style:text-properties officeooo:rsid="002453de"/>
    </style:style>
    <style:style style:name="T14" style:family="text">
      <style:text-properties officeooo:rsid="0025e5ae"/>
    </style:style>
    <style:style style:name="T15" style:family="text">
      <style:text-properties officeooo:rsid="002a022a"/>
    </style:style>
    <style:style style:name="T16" style:family="text">
      <style:text-properties officeooo:rsid="002be2f4"/>
    </style:style>
    <style:style style:name="T17" style:family="text">
      <style:text-properties officeooo:rsid="0031a059"/>
    </style:style>
    <style:style style:name="T18" style:family="text">
      <style:text-properties officeooo:rsid="0034e515"/>
    </style:style>
    <style:style style:name="T19" style:family="text">
      <style:text-properties officeooo:rsid="003971c4"/>
    </style:style>
    <style:style style:name="T20" style:family="text">
      <style:text-properties officeooo:rsid="0061e852"/>
    </style:style>
    <style:style style:name="T21" style:family="text">
      <style:text-properties officeooo:rsid="005b62eb"/>
    </style:style>
    <style:style style:name="T22" style:family="text">
      <style:text-properties officeooo:rsid="004e990d"/>
    </style:style>
    <style:style style:name="T23" style:family="text">
      <style:text-properties officeooo:rsid="0057d992"/>
    </style:style>
    <style:style style:name="T24" style:family="text">
      <style:text-properties officeooo:rsid="005a8e36"/>
    </style:style>
    <style:style style:name="T25" style:family="text">
      <style:text-properties officeooo:rsid="0055e2ab"/>
    </style:style>
    <style:style style:name="T26" style:family="text">
      <style:text-properties officeooo:rsid="004f3845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8abd19"/>
    </style:style>
    <style:style style:name="T29" style:family="text">
      <style:text-properties style:text-position="super 58%" officeooo:rsid="004e990d"/>
    </style:style>
    <style:style style:name="T30" style:family="text">
      <style:text-properties officeooo:rsid="00535da4"/>
    </style:style>
    <style:style style:name="T31" style:family="text">
      <style:text-properties officeooo:rsid="0075edd0"/>
    </style:style>
    <style:style style:name="T32" style:family="text">
      <style:text-properties officeooo:rsid="007716ad"/>
    </style:style>
    <style:style style:name="T33" style:family="text">
      <style:text-properties officeooo:rsid="00786d3c"/>
    </style:style>
    <style:style style:name="T34" style:family="text">
      <style:text-properties officeooo:rsid="007b5265"/>
    </style:style>
    <style:style style:name="T35" style:family="text">
      <style:text-properties officeooo:rsid="007bf8c3"/>
    </style:style>
    <style:style style:name="T36" style:family="text">
      <style:text-properties officeooo:rsid="007c1614"/>
    </style:style>
    <style:style style:name="T37" style:family="text">
      <style:text-properties officeooo:rsid="007d92aa"/>
    </style:style>
    <style:style style:name="T38" style:family="text">
      <style:text-properties officeooo:rsid="00828c2a"/>
    </style:style>
    <style:style style:name="T39" style:family="text">
      <style:text-properties style:text-position="sub 58%" officeooo:rsid="00828c2a"/>
    </style:style>
    <style:style style:name="T40" style:family="text">
      <style:text-properties style:text-position="sub 58%" officeooo:rsid="008c5105"/>
    </style:style>
    <style:style style:name="T41" style:family="text">
      <style:text-properties officeooo:rsid="008a08a1"/>
    </style:style>
    <style:style style:name="T42" style:family="text">
      <style:text-properties officeooo:rsid="008a27ff"/>
    </style:style>
    <style:style style:name="T43" style:family="text">
      <style:text-properties officeooo:rsid="008abd19"/>
    </style:style>
    <style:style style:name="T44" style:family="text">
      <style:text-properties officeooo:rsid="008ad4d2"/>
    </style:style>
    <style:style style:name="T45" style:family="text">
      <style:text-properties officeooo:rsid="008c5105"/>
    </style:style>
    <style:style style:name="T46" style:family="text">
      <style:text-properties officeooo:rsid="008fbfbc"/>
    </style:style>
    <style:style style:name="T47" style:family="text">
      <style:text-properties officeooo:rsid="003ea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7.4437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9.0043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7.7862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5.7591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31.7035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9" text:outline-level="1"><text:bookmark-start text:name="__RefHeading___Toc14962_1060902120"/>Introduction (Informative)<text:bookmark-end text:name="__RefHeading___Toc14962_1060902120"/></text:h>
      <text:p text:style-name="Standard">This <text:span text:style-name="T14">s</text:span><text:span text:style-name="T5">tandard</text:span> describes the format and allocation of OpenLCB <text:span text:style-name="T11">E</text:span>vent <text:span text:style-name="T11">I</text:span>dentifiers (<text:span text:style-name="T11">E</text:span>vent IDs). It is not specific to any wire protocol.</text:p>
      <text:h text:style-name="P70" text:outline-level="1"><text:bookmark-start text:name="__RefHeading___Toc14964_1060902120"/>Intended use (Informative)<text:bookmark-end text:name="__RefHeading___Toc14964_1060902120"/></text:h>
      <text:p text:style-name="P36">This standard defines the fo<text:span text:style-name="T16">r</text:span>mat and allocation of Event Identifiers. <text:s/>Event Identifiers are typically used with the Event Transport protocol <text:span text:style-name="T16">and are globally unique.</text:span></text:p>
      <text:h text:style-name="Heading_20_1" text:outline-level="1"><text:bookmark-start text:name="__RefHeading___Toc14966_1060902120"/>References and Context <text:span text:style-name="T15">(Normative</text:span>)<text:bookmark-end text:name="__RefHeading___Toc14966_1060902120"/></text:h>
      <text:p text:style-name="Standard">This S<text:span text:style-name="T5">tandard</text:span> is in the context of the following OpenLCB Standards:</text:p>
      <text:list text:style-name="L1">
        <text:list-item>
          <text:p text:style-name="P76">The CAN Physical <text:span text:style-name="T20">Layer </text:span>Standard, which <text:span text:style-name="T20">specifies the physical layer for transporting OpenLCB-CAN frames</text:span></text:p>
        </text:list-item>
        <text:list-item>
          <text:p text:style-name="P77">The Message Network Standard, which <text:span text:style-name="T9">defines the basic messages and how they interact. Higher-level protocols are based on this message network, but are defined elsewhere.</text:span></text:p>
        </text:list-item>
        <text:list-item>
          <text:p text:style-name="P74">The Event Transport Standard, which defines the protocol for transporting events.</text:p>
        </text:list-item>
        <text:list-item>
          <text:p text:style-name="P75">The Unique Identifiers Standard w<text:span text:style-name="T17">hi</text:span>ch defines the format and allocation of unique 48-bit identifiers.</text:p>
        </text:list-item>
        <text:list-item>
          <text:p text:style-name="P78">The Train Search Protocol Standard, referenced in the allocations tables.</text:p>
        </text:list-item>
      </text:list>
      <text:p text:style-name="P58">This Standard is in the context of the following NMRA Standards:</text:p>
      <text:list text:style-name="L2">
        <text:list-item>
          <text:p text:style-name="P79"><text:span text:style-name="T41">NMRA </text:span>S-9.2.1 DCC Extended Packet Formats, which specifies the format of DCC accessory packets.</text:p>
        </text:list-item>
      </text:list>
      <text:h text:style-name="Heading_20_1" text:outline-level="1"><text:bookmark-start text:name="__RefHeading___Toc14968_1060902120"/>Format <text:span text:style-name="T18">(Normative)</text:span><text:bookmark-end text:name="__RefHeading___Toc14968_1060902120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34">The order of bytes in an OpenLCB <text:span text:style-name="T12">E</text:span>vent I<text:span text:style-name="T12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0">Within the tables below, byte 1 is considered the most-significant byte, while byte 8 is considered the least significant byte.</text:span></text:p>
      <text:h text:style-name="Heading_20_1" text:outline-level="1"><text:bookmark-start text:name="__RefHeading___Toc14970_1060902120"/><text:soft-page-break/>Allocation <text:span text:style-name="T18">(Normative)</text:span><text:bookmark-end text:name="__RefHeading___Toc14970_1060902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 table:style-name="Table5.I1"/>
        </table:table-row>
        <table:table-row>
          <table:table-cell table:style-name="Table5.A3" table:number-columns-spanned="6" office:value-type="string">
            <text:p text:style-name="P14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14">*</text:p>
          </table:table-cell>
          <table:table-cell table:style-name="Table5.G3" office:value-type="string">
            <text:p text:style-name="P14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71" text:outline-level="2"><text:bookmark-start text:name="__RefHeading___Toc14972_1060902120"/>Well-Known Automatically-Routed<text:bookmark-end text:name="__RefHeading___Toc14972_1060902120"/></text:h>
      <text:p text:style-name="P35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 table:style-name="Table2.I1"/>
          </table:table-row>
          <table:table-row table:style-name="Table2.3">
            <table:table-cell table:style-name="Table2.A3" table:number-rows-spanned="13" office:value-type="string">
              <text:p text:style-name="P14">01</text:p>
            </table:table-cell>
            <table:table-cell table:style-name="Table2.B3" table:number-rows-spanned="13" office:value-type="string">
              <text:p text:style-name="P14">00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I3" office:value-type="string">
              <text:p text:style-name="P28">Well-Known Automatically-Routed Event Identifiers</text:p>
            </table:table-cell>
          </table:table-row>
        </table:table-header-rows>
        <table:table-row table:style-name="Table2.4">
          <table:covered-table-cell table:style-name="Table2.A3"/>
          <table:covered-table-cell table:style-name="Table2.B3"/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F</text:p>
          </table:table-cell>
          <table:table-cell table:style-name="Table2.I3" office:value-type="string">
            <text:p text:style-name="Table_20_Contents">Emergency off (de-energize)</text:p>
          </table:table-cell>
        </table:table-row>
        <table:table-row table:style-name="Table2.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E</text:p>
          </table:table-cell>
          <table:table-cell table:style-name="Table2.I3" office:value-type="string">
            <text:p text:style-name="Table_20_Contents">Clear emergency off (energize)</text:p>
          </table:table-cell>
        </table:table-row>
        <table:table-row table:style-name="Table2.6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D</text:p>
          </table:table-cell>
          <table:table-cell table:style-name="Table2.I3" office:value-type="string">
            <text:p text:style-name="Table_20_Contents">Emergency stop of all operations</text:p>
          </table:table-cell>
        </table:table-row>
        <table:table-row table:style-name="Table2.7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C</text:p>
          </table:table-cell>
          <table:table-cell table:style-name="Table2.I3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8</text:p>
          </table:table-cell>
          <table:table-cell table:style-name="Table2.I3" office:value-type="string">
            <text:p text:style-name="Table_20_Contents">Node recorded a new log entry</text:p>
          </table:table-cell>
        </table:table-row>
        <table:table-row table:style-name="Table2.9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9">FF</text:p>
          </table:table-cell>
          <table:table-cell table:style-name="Table2.C3" office:value-type="string">
            <text:p text:style-name="P29">F1</text:p>
          </table:table-cell>
          <table:table-cell table:style-name="Table2.I3" office:value-type="string">
            <text:p text:style-name="P31">Power supply brownout detected below minimum required by node</text:p>
          </table:table-cell>
        </table:table-row>
        <table:table-row table:style-name="Table2.10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9">FF</text:p>
          </table:table-cell>
          <table:table-cell table:style-name="Table2.C3" office:value-type="string">
            <text:p text:style-name="P29">F0</text:p>
          </table:table-cell>
          <table:table-cell table:style-name="Table2.I3" office:value-type="string">
            <text:p text:style-name="P30">P<text:span text:style-name="T21">ower supply brownout detected below minimum required by standard</text:span></text:p>
          </table:table-cell>
        </table:table-row>
        <table:table-row table:style-name="Table2.11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E</text:p>
          </table:table-cell>
          <table:table-cell table:style-name="Table2.C3" office:value-type="string">
            <text:p text:style-name="P14">00</text:p>
          </table:table-cell>
          <table:table-cell table:style-name="Table2.I3" office:value-type="string">
            <text:p text:style-name="Table_20_Contents">Ident button combination pressed</text:p>
          </table:table-cell>
        </table:table-row>
        <table:table-row table:style-name="Table2.12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1</text:p>
          </table:table-cell>
          <table:table-cell table:style-name="Table2.I3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2</text:p>
          </table:table-cell>
          <table:table-cell table:style-name="Table2.I3" office:value-type="string">
            <text:p text:style-name="Table_20_Contents">Link error code 2</text:p>
          </table:table-cell>
        </table:table-row>
        <table:table-row table:style-name="Table2.14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3</text:p>
          </table:table-cell>
          <table:table-cell table:style-name="Table2.I3" office:value-type="string">
            <text:p text:style-name="Table_20_Contents">Link error code 3</text:p>
          </table:table-cell>
        </table:table-row>
        <table:table-row table:style-name="Table2.1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G15" office:value-type="string">
            <text:p text:style-name="P14">FD</text:p>
          </table:table-cell>
          <table:table-cell table:style-name="Table2.G15" office:value-type="string">
            <text:p text:style-name="P14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72" text:outline-level="2"/>
      <text:h text:style-name="P71" text:outline-level="2"><text:bookmark-start text:name="__RefHeading___Toc14974_1060902120"/>Well-Known<text:bookmark-end text:name="__RefHeading___Toc14974_1060902120"/></text:h>
      <text:p text:style-name="Standard">The following <text:span text:style-name="T13">E</text:span>vent <text:span text:style-name="T13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 table:style-name="Table4.I1"/>
          </table:table-row>
          <table:table-row table:style-name="Table4.3">
            <table:table-cell table:style-name="Table4.A3" table:number-rows-spanned="23" office:value-type="string">
              <text:p text:style-name="P26">01</text:p>
              <text:p text:style-name="P19"/>
              <text:p text:style-name="P14"/>
            </table:table-cell>
            <table:table-cell table:style-name="Table4.B3" table:number-rows-spanned="23" office:value-type="string">
              <text:p text:style-name="P26">01</text:p>
              <text:p text:style-name="P19"/>
              <text:p text:style-name="P32"/>
            </table:table-cell>
            <table:table-cell table:style-name="Table4.C3" office:value-type="string">
              <text:p text:style-name="P14">*</text:p>
            </table:table-cell>
            <table:table-cell table:style-name="Table4.D3" office:value-type="string">
              <text:p text:style-name="P14">*</text:p>
            </table:table-cell>
            <table:table-cell table:style-name="Table4.E3" office:value-type="string">
              <text:p text:style-name="P14">*</text:p>
            </table:table-cell>
            <table:table-cell table:style-name="Table4.F3" office:value-type="string">
              <text:p text:style-name="P14">*</text:p>
            </table:table-cell>
            <table:table-cell table:style-name="Table4.G3" office:value-type="string">
              <text:p text:style-name="P14">*</text:p>
            </table:table-cell>
            <table:table-cell table:style-name="Table4.G3" office:value-type="string">
              <text:p text:style-name="P14">*</text:p>
            </table:table-cell>
            <table:table-cell table:style-name="Table4.I3" office:value-type="string">
              <text:p text:style-name="P25">Well-Known Event Identifiers</text:p>
            </table:table-cell>
          </table:table-row>
        </table:table-header-rows>
        <table:table-row table:style-name="Table4.4">
          <table:covered-table-cell table:style-name="Table4.A4"/>
          <table:covered-table-cell table:style-name="Table4.B4"/>
          <table:table-cell table:style-name="Table4.C4" table:number-rows-spanned="10" office:value-type="string">
            <text:p text:style-name="P14">00</text:p>
          </table:table-cell>
          <table:table-cell table:style-name="Table4.D4" table:number-rows-spanned="10" office:value-type="string">
            <text:p text:style-name="P14">00</text:p>
          </table:table-cell>
          <table:table-cell table:style-name="Table4.E3" table:number-rows-spanned="9" office:value-type="string">
            <text:p text:style-name="P14">00</text:p>
          </table:table-cell>
          <table:table-cell table:style-name="Table4.F3" table:number-rows-spanned="9" office:value-type="string">
            <text:p text:style-name="P14">00</text:p>
          </table:table-cell>
          <table:table-cell table:style-name="Table4.G3" office:value-type="string">
            <text:p text:style-name="P14">02</text:p>
          </table:table-cell>
          <table:table-cell table:style-name="Table4.G3" office:value-type="string">
            <text:p text:style-name="P14">01</text:p>
          </table:table-cell>
          <table:table-cell table:style-name="Table4.I3" office:value-type="string">
            <text:p text:style-name="Table_20_Contents">Duplicate Node ID <text:span text:style-name="T7">D</text:span>etected</text:p>
          </table:table-cell>
        </table:table-row>
        <table:table-row table:style-name="Table4.5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*</text:p>
          </table:table-cell>
          <table:table-cell table:style-name="Table4.I3" office:value-type="string">
            <text:p text:style-name="Table_20_Contents">Reserved for <text:span text:style-name="T44">Train Control</text:span> Protocol</text:p>
          </table:table-cell>
        </table:table-row>
        <table:table-row table:style-name="Table4.6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1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7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2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8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3</text:p>
          </table:table-cell>
          <table:table-cell table:style-name="Table4.I3" office:value-type="string">
            <text:p text:style-name="Table_20_Contents">This node is a Train</text:p>
          </table:table-cell>
        </table:table-row>
        <table:table-row table:style-name="Table4.9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9" office:value-type="string">
            <text:p text:style-name="P14">03</text:p>
          </table:table-cell>
          <table:table-cell table:style-name="Table4.H9" office:value-type="string">
            <text:p text:style-name="P14">04</text:p>
          </table:table-cell>
          <table:table-cell table:style-name="Table4.I9" office:value-type="string">
            <text:p text:style-name="Table_20_Contents">This node is a <text:span text:style-name="T45">Train Control</text:span> Proxy</text:p>
          </table:table-cell>
        </table:table-row>
        <table:table-row table:style-name="Table4.10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3">06</text:p>
          </table:table-cell>
          <table:table-cell table:style-name="Table4.G10" office:value-type="string">
            <text:p text:style-name="P14">*</text:p>
          </table:table-cell>
          <table:table-cell table:style-name="Table4.I3" office:value-type="string">
            <text:p text:style-name="P24">Reserved for Firmware Upgrade Protocol</text:p>
          </table:table-cell>
        </table:table-row>
        <table:table-row table:style-name="Table4.11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1">06</text:p>
          </table:table-cell>
          <table:table-cell table:style-name="Table4.G10" office:value-type="string">
            <text:p text:style-name="P21">01</text:p>
          </table:table-cell>
          <table:table-cell table:style-name="Table4.I3" office:value-type="string">
            <text:p text:style-name="P22">Firmware Corrupted</text:p>
          </table:table-cell>
        </table:table-row>
        <table:table-row table:style-name="Table4.12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1">06</text:p>
          </table:table-cell>
          <table:table-cell table:style-name="Table4.G10" office:value-type="string">
            <text:p text:style-name="P21">02</text:p>
          </table:table-cell>
          <table:table-cell table:style-name="Table4.I3" office:value-type="string">
            <text:p text:style-name="P22">Firmware Upgrade Request by Hardware Switch</text:p>
          </table:table-cell>
        </table:table-row>
        <table:table-row table:style-name="Table4.13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table-cell table:style-name="Table4.E13" office:value-type="string">
            <text:p text:style-name="P37">01</text:p>
          </table:table-cell>
          <table:table-cell table:style-name="Table4.E13" office:value-type="string">
            <text:p text:style-name="P37">00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Default Fast Clock</text:p>
          </table:table-cell>
        </table:table-row>
        <table:table-row table:style-name="Table4.14">
          <table:covered-table-cell table:style-name="Table4.A4"/>
          <table:covered-table-cell table:style-name="Table4.B4"/>
          <table:table-cell table:style-name="Table4.C14" table:number-rows-spanned="3" office:value-type="string">
            <text:p text:style-name="P39">00</text:p>
          </table:table-cell>
          <table:table-cell table:style-name="Table4.D14" table:number-rows-spanned="3" office:value-type="string">
            <text:p text:style-name="P39">00</text:p>
          </table:table-cell>
          <table:table-cell table:style-name="Table4.E14" table:number-rows-spanned="3" office:value-type="string">
            <text:p text:style-name="P37">01</text:p>
          </table:table-cell>
          <table:table-cell table:style-name="Table4.E13" office:value-type="string">
            <text:p text:style-name="P37">01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Default Real-Time Clock</text:p>
          </table:table-cell>
        </table:table-row>
        <table:table-row table:style-name="Table4.15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E13" office:value-type="string">
            <text:p text:style-name="P37">02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Alternate Clock 1</text:p>
          </table:table-cell>
        </table:table-row>
        <table:table-row table:style-name="Table4.16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F16" office:value-type="string">
            <text:p text:style-name="P37">03</text:p>
          </table:table-cell>
          <table:table-cell table:style-name="Table4.G16" table:number-columns-spanned="2" office:value-type="string">
            <text:p text:style-name="P15">*</text:p>
          </table:table-cell>
          <table:covered-table-cell/>
          <table:table-cell table:style-name="Table4.I16" office:value-type="string">
            <text:p text:style-name="P38">Alternate Clock 2</text:p>
          </table:table-cell>
        </table:table-row>
        <table:table-row table:style-name="Table4.17">
          <table:covered-table-cell table:style-name="Table4.A4"/>
          <table:covered-table-cell table:style-name="Table4.B4"/>
          <table:table-cell table:style-name="Table4.G3" office:value-type="string">
            <text:p text:style-name="P19">01</text:p>
          </table:table-cell>
          <table:table-cell table:style-name="Table4.G3" office:value-type="string">
            <text:p text:style-name="P19">00</text:p>
          </table:table-cell>
          <table:table-cell table:style-name="Table4.E17" table:number-columns-spanned="2" office:value-type="string">
            <text:p text:style-name="P20">CBUS<text:line-break/>Node ID</text:p>
          </table:table-cell>
          <table:covered-table-cell/>
          <table:table-cell table:style-name="Table4.G13" table:number-columns-spanned="2" office:value-type="string">
            <text:p text:style-name="P15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 table:style-name="Table4.A4"/>
          <table:covered-table-cell table:style-name="Table4.B4"/>
          <table:table-cell table:style-name="Table4.C18" office:value-type="string">
            <text:p text:style-name="P19">01</text:p>
          </table:table-cell>
          <table:table-cell table:style-name="Table4.C18" office:value-type="string">
            <text:p text:style-name="P19">01</text:p>
          </table:table-cell>
          <table:table-cell table:style-name="Table4.E18" table:number-columns-spanned="2" office:value-type="string">
            <text:p text:style-name="P19">CBUS<text:line-break/>Node ID</text:p>
          </table:table-cell>
          <table:covered-table-cell/>
          <table:table-cell table:style-name="Table4.G18" table:number-columns-spanned="2" office:value-type="string">
            <text:p text:style-name="P18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19">OFF</text:span> request.</text:p>
          </table:table-cell>
        </table:table-row>
        <table:table-row table:style-name="Table4.19">
          <table:covered-table-cell table:style-name="Table4.A4"/>
          <table:covered-table-cell table:style-name="Table4.B4"/>
          <table:table-cell table:style-name="Table4.C19" table:number-rows-spanned="7" office:value-type="string">
            <text:p text:style-name="P40">02</text:p>
          </table:table-cell>
          <table:table-cell table:style-name="Table4.D19" table:number-rows-spanned="7" office:value-type="string">
            <text:p text:style-name="P40">00</text:p>
          </table:table-cell>
          <table:table-cell table:style-name="Table4.E19" table:number-rows-spanned="6" office:value-type="string">
            <text:p text:style-name="P40">00</text:p>
          </table:table-cell>
          <table:table-cell table:style-name="Table4.F19" office:value-type="string">
            <text:p text:style-name="P40">FF</text:p>
          </table:table-cell>
          <table:table-cell table:style-name="Table4.G19" table:number-columns-spanned="2" office:value-type="string">
            <text:p text:style-name="P60">1<text:span text:style-name="T38">1</text:span>-bit DCC Basic Accessory Address <text:span text:style-name="T45">(A</text:span><text:span text:style-name="T40">10</text:span><text:span text:style-name="T45">..A</text:span><text:span text:style-name="T40">0</text:span><text:span text:style-name="T45">) + Pair bit (R)</text:span></text:p>
          </table:table-cell>
          <table:covered-table-cell/>
          <table:table-cell table:style-name="Table4.I19" office:value-type="string">
            <text:p text:style-name="P41">Activate basic DCC accessory decoder address.</text:p>
            <text:p text:style-name="P42">Bytes 7 and 8 <text:span text:style-name="T45">contain</text:span> the DCC accessory decoder address (0 – 40<text:span text:style-name="T38">95</text:span>) 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note text:id="ftn1" text:note-class="footnote"><text:note-citation>1</text:note-citation><text:note-body><text:p text:style-name="P48">For information on the different methods of how these 2 x 40<text:span text:style-name="T38">95</text:span> addresses map to the commonly used turnout addr<text:span text:style-name="T23">e</text:span>sses of 1..204<text:span text:style-name="T38">8</text:span>, please see the OpenLCB Event Identifiers Technical Note.</text:p></text:note-body></text:note>. All other values for bytes 7 and 8 are reserved for future uses.</text:p>
          </table:table-cell>
        </table:table-row>
        <table:table-row table:style-name="Table4.20">
          <table:covered-table-cell table:style-name="Table4.A20"/>
          <table:covered-table-cell table:style-name="Table4.B20"/>
          <table:covered-table-cell table:style-name="Table4.C20"/>
          <table:covered-table-cell table:style-name="Table4.D20"/>
          <table:covered-table-cell table:style-name="Table4.E20"/>
          <table:table-cell table:style-name="Table4.F20" office:value-type="string">
            <text:p text:style-name="P40">FE</text:p>
          </table:table-cell>
          <table:table-cell table:style-name="Table4.G20" table:number-columns-spanned="2" office:value-type="string">
            <text:p text:style-name="P61">1<text:span text:style-name="T38">1</text:span>-bit DCC Basic Accessory Address <text:span text:style-name="T45">(A</text:span><text:span text:style-name="T40">10</text:span><text:span text:style-name="T45">..A</text:span><text:span text:style-name="T40">0</text:span><text:span text:style-name="T45">) + Pair bit (R)</text:span></text:p>
          </table:table-cell>
          <table:covered-table-cell/>
          <table:table-cell table:style-name="Table4.I20" office:value-type="string">
            <text:p text:style-name="P43">Deactivate basic DCC accessory decoder address.</text:p>
            <text:p text:style-name="P44">Bytes 7 and 8 <text:span text:style-name="T45">contain</text:span> the DCC accessory decoder address (0 – 40<text:span text:style-name="T38">95</text:span>) 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span text:style-name="T27"><text:note-ref text:note-class="footnote" text:reference-format="text" text:ref-name="ftn1">1</text:note-ref></text:span>. All other values for bytes 7 and 8 are reserved for future uses.</text:p>
          </table:table-cell>
        </table:table-row>
        <table:table-row table:style-name="Table4.21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6">FD</text:p>
          </table:table-cell>
          <table:table-cell table:style-name="Table4.G21" table:number-columns-spanned="2" office:value-type="string">
            <text:p text:style-name="P51">1<text:span text:style-name="T45">1</text:span>-bit <text:span text:style-name="T6">DCC</text:span><text:span text:style-name="T34"> </text:span><text:span text:style-name="T33">Accessory</text:span> <text:span text:style-name="T31">Address </text:span><text:span text:style-name="T45">(A</text:span><text:span text:style-name="T40">10</text:span><text:span text:style-name="T45">..A</text:span><text:span text:style-name="T40">0</text:span><text:span text:style-name="T45">) + Pair bit (R)</text:span></text:p>
          </table:table-cell>
          <table:covered-table-cell/>
          <table:table-cell table:style-name="Table4.I21" office:value-type="string">
            <text:p text:style-name="P52"><text:span text:style-name="T6">DCC</text:span><text:span text:style-name="T34"> </text:span>turnout feedback active/on/high.</text:p>
            <text:p text:style-name="P55">Bytes 7 and 8 contain the DCC accessory decoder address (0 – <text:span text:style-name="T36">4095</text:span>)<text:span text:style-name="T22"> </text:span>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span text:style-name="T29"><text:note-ref text:note-class="footnote" text:reference-format="text" text:ref-name="ftn1">1</text:note-ref></text:span>. All other values for bytes 7 and 8 are reserved for future uses.</text:p>
          </table:table-cell>
        </table:table-row>
        <table:table-row table:style-name="Table4.22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7">FC</text:p>
          </table:table-cell>
          <table:table-cell table:style-name="Table4.G21" table:number-columns-spanned="2" office:value-type="string">
            <text:p text:style-name="P51">1<text:span text:style-name="T45">1</text:span>-bit <text:span text:style-name="T6">DCC</text:span><text:span text:style-name="T34"> </text:span><text:span text:style-name="T33">Accessory</text:span> <text:span text:style-name="T31">Address </text:span><text:span text:style-name="T45">(A</text:span><text:span text:style-name="T40">10</text:span><text:span text:style-name="T45">..A</text:span><text:span text:style-name="T40">0</text:span><text:span text:style-name="T45">) + Pair bit (R)</text:span></text:p>
          </table:table-cell>
          <table:covered-table-cell/>
          <table:table-cell table:style-name="Table4.I21" office:value-type="string">
            <text:p text:style-name="P52"><text:span text:style-name="T6">DCC</text:span><text:span text:style-name="T34"> </text:span>turnout feedback inactive/off/low.</text:p>
            <text:p text:style-name="P55">Bytes 7 and 8 contain the DCC accessory decoder address (0 – <text:span text:style-name="T36">4095</text:span>)<text:span text:style-name="T22"> </text:span>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span text:style-name="T29"><text:note-ref text:note-class="footnote" text:reference-format="text" text:ref-name="ftn1">1</text:note-ref></text:span>. All other values for bytes 7 and 8 are reserved for future uses.</text:p>
          </table:table-cell>
        </table:table-row>
        <table:table-row table:style-name="Table4.23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3" office:value-type="string">
            <text:p text:style-name="P56">F<text:span text:style-name="T36">B</text:span></text:p>
          </table:table-cell>
          <table:table-cell table:style-name="Table4.G21" table:number-columns-spanned="2" office:value-type="string">
            <text:p text:style-name="P50">12-bit <text:span text:style-name="T6">DCC</text:span><text:span text:style-name="T34"> </text:span>Sensor <text:span text:style-name="T32">Address</text:span></text:p>
          </table:table-cell>
          <table:covered-table-cell/>
          <table:table-cell table:style-name="Table4.I21" office:value-type="string">
            <text:p text:style-name="P52"><text:span text:style-name="T6">DCC</text:span><text:span text:style-name="T34"> </text:span><text:span text:style-name="T37">system </text:span><text:span text:style-name="T32">sensor</text:span> feedback active/on/high.</text:p>
            <text:p text:style-name="P53">Bytes 7 and 8 contain the <text:span text:style-name="T33">sensor</text:span> address (0 – 4095). All other values for bytes 7 and 8 are reserved for future uses.</text:p>
          </table:table-cell>
        </table:table-row>
        <table:table-row table:style-name="Table4.24">
          <table:covered-table-cell table:style-name="Table4.A24"/>
          <table:covered-table-cell table:style-name="Table4.B24"/>
          <table:covered-table-cell table:style-name="Table4.C24"/>
          <table:covered-table-cell table:style-name="Table4.D24"/>
          <table:covered-table-cell table:style-name="Table4.E24"/>
          <table:table-cell table:style-name="Table4.F24" office:value-type="string">
            <text:p text:style-name="P57">FA</text:p>
          </table:table-cell>
          <table:table-cell table:style-name="Table4.G24" table:number-columns-spanned="2" office:value-type="string">
            <text:p text:style-name="P54">12-bit <text:span text:style-name="T6">DCC</text:span><text:span text:style-name="T34"> </text:span>Sensor Address</text:p>
          </table:table-cell>
          <table:covered-table-cell/>
          <table:table-cell table:style-name="Table4.I24" office:value-type="string">
            <text:p text:style-name="P52"><text:span text:style-name="T6">DCC</text:span><text:span text:style-name="T34"> </text:span><text:span text:style-name="T37">system </text:span><text:span text:style-name="T32">sensor</text:span> feedback inactive/off/low.</text:p>
            <text:p text:style-name="P53">Bytes 7 and 8 contain the DCC <text:span text:style-name="T33">sensor</text:span> address (0 – 4095). All other values for bytes 7 and 8 are reserved for future uses.</text:p>
          </table:table-cell>
        </table:table-row>
        <table:table-row table:style-name="Table4.25">
          <table:covered-table-cell table:style-name="Table4.A25"/>
          <table:covered-table-cell table:style-name="Table4.B25"/>
          <table:covered-table-cell table:style-name="Table4.C25"/>
          <table:covered-table-cell table:style-name="Table4.D25"/>
          <table:table-cell table:style-name="Table4.E25" office:value-type="string">
            <text:p text:style-name="P49">01</text:p>
          </table:table-cell>
          <table:table-cell table:style-name="Table4.F25" table:number-columns-spanned="2" office:value-type="string">
            <text:p text:style-name="P16"><text:span text:style-name="T42">00.</text:span><text:span text:style-name="T43">00 – 07.F</text:span><text:span text:style-name="T42">F</text:span></text:p>
            <text:p text:style-name="P16">11-bit DCC Extended Accessory Address</text:p>
          </table:table-cell>
          <table:covered-table-cell/>
          <table:table-cell table:style-name="Table4.H25" office:value-type="string">
            <text:p text:style-name="P59">00 - FF</text:p>
          </table:table-cell>
          <table:table-cell table:style-name="Table4.I25" office:value-type="string">
            <text:p text:style-name="P41">Send <text:span text:style-name="T43">command</text:span><text:span text:style-name="T42"> </text:span>to extended DCC accessory decoder ad<text:span text:style-name="T30">d</text:span>ress.</text:p>
            <text:p text:style-name="P41"><text:span text:style-name="T43">Please refer to NMRA S-9.2.1 for the definitions of b</text:span>yte <text:span text:style-name="T43">8</text:span>, <text:span text:style-name="T43">which corresponds to the 3</text:span><text:span text:style-name="T28">rd</text:span><text:span text:style-name="T43"> byte of a DCC extended accessory decoder packet</text:span><text:span text:style-name="T42">.</text:span></text:p>
            <text:p text:style-name="P45">Bytes <text:span text:style-name="T43">6</text:span> and <text:span text:style-name="T43">7</text:span> are the DCC accessory decoder address <text:span text:style-name="T43">in the form of byte 6 = 00000A10A9A8 and byte 7 = A7A6A5A4A3A2A1A0</text:span>. <text:span text:style-name="T43">Valid values are from 0 to 2047. By convention, user address 1 corresponds to binary adress 4 in bytes 6 and 7. User addresses 2045 to 2048 may wrap around to binary adresses 0 to 3.</text:span> All other values for bytes <text:span text:style-name="T43">6</text:span> and <text:span text:style-name="T43">7</text:span> are reserved for future uses.</text:p>
          </table:table-cell>
        </table:table-row>
      </table:table>
      <text:h text:style-name="P73" text:outline-level="2"><text:bookmark-start text:name="__RefHeading___Toc14974_1060902120 Copy 1 Copy 1"/>Well-Known <text:span text:style-name="T46">Other</text:span><text:bookmark-end text:name="__RefHeading___Toc14974_1060902120 Copy 1 Copy 1"/></text:h>
      <text:p text:style-name="P63">The following <text:span text:style-name="T13">E</text:span>vent <text:span text:style-name="T13">I</text:span>dentifiers are not automatically routed.</text:p>
      <table:table table:name="Table3_1" table:style-name="Table3_5f_1">
        <table:table-column table:style-name="Table3_5f_1.A" table:number-columns-repeated="8"/>
        <table:table-column table:style-name="Table3_5f_1.I"/>
        <table:table-header-rows>
          <table:table-row table:style-name="Table3_5f_1.1">
            <table:table-cell table:style-name="Table3_5f_1.A1" table:number-columns-spanned="8" office:value-type="string">
              <text:p text:style-name="P13">Valu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3_5f_1.I1" table:number-rows-spanned="2" office:value-type="string">
              <text:p text:style-name="P13">Description</text:p>
            </table:table-cell>
          </table:table-row>
          <table:table-row table:style-name="Table3_5f_1.1">
            <table:table-cell table:style-name="Table3_5f_1.A2" office:value-type="string">
              <text:p text:style-name="P13">Byte 1</text:p>
            </table:table-cell>
            <table:table-cell table:style-name="Table3_5f_1.A2" office:value-type="string">
              <text:p text:style-name="P13">Byte 2</text:p>
            </table:table-cell>
            <table:table-cell table:style-name="Table3_5f_1.A2" office:value-type="string">
              <text:p text:style-name="P13">Byte 3</text:p>
            </table:table-cell>
            <table:table-cell table:style-name="Table3_5f_1.A2" office:value-type="string">
              <text:p text:style-name="P13">Byte 4</text:p>
            </table:table-cell>
            <table:table-cell table:style-name="Table3_5f_1.A2" office:value-type="string">
              <text:p text:style-name="P13">Byte 5</text:p>
            </table:table-cell>
            <table:table-cell table:style-name="Table3_5f_1.A2" office:value-type="string">
              <text:p text:style-name="P13">Byte 6</text:p>
            </table:table-cell>
            <table:table-cell table:style-name="Table3_5f_1.A2" office:value-type="string">
              <text:p text:style-name="P13">Byte 7</text:p>
            </table:table-cell>
            <table:table-cell table:style-name="Table3_5f_1.A2" office:value-type="string">
              <text:p text:style-name="P13">Byte 8</text:p>
            </table:table-cell>
            <table:covered-table-cell table:style-name="Table3_5f_1.I1"/>
          </table:table-row>
          <table:table-row table:style-name="Table3_5f_1.3">
            <table:table-cell table:style-name="Table3_5f_1.A3" office:value-type="string">
              <text:p text:style-name="P17"><text:span text:style-name="T46">0x</text:span><text:span text:style-name="T47">0</text:span><text:span text:style-name="T46">9</text:span></text:p>
            </table:table-cell>
            <table:table-cell table:style-name="Table3_5f_1.B3" office:value-type="string">
              <text:p text:style-name="P27"><text:span text:style-name="T46">0x</text:span>0<text:span text:style-name="T46">0</text:span></text:p>
            </table:table-cell>
            <table:table-cell table:style-name="Table3_5f_1.C3" office:value-type="string">
              <text:p text:style-name="P64">0x99</text:p>
            </table:table-cell>
            <table:table-cell table:style-name="Table3_5f_1.D3" office:value-type="string">
              <text:p text:style-name="P64">0xFF</text:p>
            </table:table-cell>
            <table:table-cell table:style-name="Table3_5f_1.E3" office:value-type="string">
              <text:p text:style-name="P17">*</text:p>
            </table:table-cell>
            <table:table-cell table:style-name="Table3_5f_1.F3" office:value-type="string">
              <text:p text:style-name="P17">*</text:p>
            </table:table-cell>
            <table:table-cell table:style-name="Table3_5f_1.G3" office:value-type="string">
              <text:p text:style-name="P17">*</text:p>
            </table:table-cell>
            <table:table-cell table:style-name="Table3_5f_1.G3" office:value-type="string">
              <text:p text:style-name="P17">*</text:p>
            </table:table-cell>
            <table:table-cell table:style-name="Table3_5f_1.I3" office:value-type="string">
              <text:p text:style-name="P65">Train Search Protocol.<text:line-break/>See the OpenLCB Train Search Protocol Standard.</text:p>
            </table:table-cell>
          </table:table-row>
        </table:table-header-rows>
      </table:table>
      <text:p text:style-name="P66"><text:s/></text:p>
      <text:p text:style-name="P62"/>
      <text:p text:style-name="P8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7"><text:s/>1 <text:s/>Introduction (Informative)<text:tab/>1</text:p>
          <text:p text:style-name="P67"><text:s/>2 <text:s/>Intended use (Informative)<text:tab/>1</text:p>
          <text:p text:style-name="P67"><text:s/>3 <text:s/>References and Context (Normative)<text:tab/>1</text:p>
          <text:p text:style-name="P67"><text:s/>4 <text:s/>Format (Normative)<text:tab/>1</text:p>
          <text:p text:style-name="P67"><text:s/>5 <text:s/>Allocation (Normative)<text:tab/>2</text:p>
          <text:p text:style-name="P68"><text:s/>5.1 <text:s/>Node ID Based<text:tab/>2</text:p>
          <text:p text:style-name="P68"><text:s/>5.2 <text:s/>Well-Known Automatically-Routed<text:tab/>3</text:p>
          <text:p text:style-name="P68"><text:s/>5.3 <text:s/>Well-Known<text:tab/>5</text:p>
          <text:p text:style-name="P68"><text:s/>5.4 <text:s/>Well-Known Other<text:tab/>9</text:p>
        </text:index-body>
      </text:table-of-content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Liberation Sans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end" style:justify-single-word="false"/>
    </style:style>
    <style:style style:name="M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MP1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officeooo:rsid="0016888d" style:font-size-asian="8pt" style:font-size-complex="8pt"/>
    </style:style>
    <style:style style:name="MT2" style:family="text">
      <style:text-properties fo:font-size="8pt" officeooo:rsid="0032d21d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31.7035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5.7591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7.4437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7.7862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c0c0c0" draw:opacity="50%" draw:auto-grow-height="false" draw:auto-grow-width="false" fo:min-height="29.0043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Event Identifiers Standard<draw:custom-shape text:anchor-type="char" draw:z-index="7" draw:name="PowerPlusWaterMarkObject" draw:style-name="Mgr1" draw:text-style-name="MP3" svg:width="7.9996in" svg:height="31.7031in" draw:transform="rotate (0.785398163397448) translate (-0.7875in 4.65625in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Page_20_Number"><text:span text:style-name="MT1">Copyright 2011-</text:span></text:span><text:span text:style-name="Page_20_Number"><text:span text:style-name="MT1"><text:user-defined style:data-style-name="N0" text:name="OLCByear">2024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2"><text:tab/><text:tab/>Page </text:span></text:span><text:span text:style-name="Page_20_Number"><text:span text:style-name="MT2"><text:page-number text:select-page="current">9</text:page-number></text:span></text:span><text:span text:style-name="Page_20_Number"><text:span text:style-name="MT2"><text:s/>of </text:span></text:span><text:span text:style-name="Page_20_Number"><text:span text:style-name="MT2"><text:page-count style:num-format="1">10</text:page-count></text:span></text:span><text:span text:style-name="Page_20_Number"><text:span text:style-name="MT2"><text:s/>- </text:span></text:span><text:span text:style-name="Page_20_Number"><text:span text:style-name="MT2"><text:user-defined style:data-style-name="N0" text:name="OLCBdate">July 22, 2024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x="0.1807in" svg:y="0.2091in" svg:width="2.798in" svg:height="0.9909in" draw:z-index="19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Event Identifier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user-defined style:data-style-name="N0" text:name="OLCBdate">July 22, 2024</text:user-defined></text:p>
            </table:table-cell>
            <table:table-cell table:style-name="Table1.C1" office:value-type="string">
              <text:p text:style-name="MP9"><text:user-defined style:data-style-name="N0" text:name="OLCBstatus">Adopted</text:user-defined></text:p>
            </table:table-cell>
          </table:table-row>
        </table:table>
        <text:p text:style-name="MP10"><draw:custom-shape text:anchor-type="char" draw:z-index="8" draw:name="PowerPlusWaterMarkObject" draw:style-name="Mgr2" draw:text-style-name="MP3" svg:width="6.4996in" svg:height="25.7587in" draw:transform="rotate (0.785398163397448) translate (-1in 2.28326771653543in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1">Copyright 2011-</text:span></text:span><text:span text:style-name="Page_20_Number"><text:span text:style-name="MT1"><text:user-defined style:data-style-name="N0" text:name="OLCByear">2024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10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ly 22, 2024</text:user-defined></text:span></text:span></text:p>
      </style:footer>
    </style:master-page>
    <style:master-page style:name="StdLandscape" style:page-layout-name="Mpm1" draw:style-name="Mdp1">
      <style:header>
        <text:p text:style-name="MP1">OpenLCB Event Identifiers Standard<draw:custom-shape text:anchor-type="char" draw:z-index="9" draw:name="PowerPlusWaterMarkObject3" draw:style-name="Mgr1" draw:text-style-name="MP3" svg:width="7.9996in" svg:height="31.7031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2"><text:span text:style-name="Page_20_Number"><text:span text:style-name="MT3">Copyright 20</text:span></text:span><text:span text:style-name="Page_20_Number"><text:span text:style-name="MT4">11-2015</text:span></text:span><text:span text:style-name="Page_20_Number"><text:span text:style-name="MT3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3"><text:tab/>Page </text:span><text:span text:style-name="Page_20_Number"><text:span text:style-name="MT3"><text:page-number text:select-page="current">0</text:page-number></text:span></text:span><text:span text:style-name="Page_20_Number"><text:span text:style-name="MT3"><text:s/>of </text:span></text:span><text:span text:style-name="Page_20_Number"><text:span text:style-name="MT3"><text:page-count style:num-format="1">10</text:page-count></text:span></text:span><text:span text:style-name="Page_20_Number"><text:span text:style-name="MT3"><text:s/>- </text:span></text:span><text:span text:style-name="Page_20_Number"><text:span text:style-name="MT2">Feb 15, 2015</text:span></text:span><text:span text:style-name="Page_20_Number"><text:span text:style-name="MT3"><text:date style:data-style-name="N121" text:date-value="2024-07-11T15:49:25.552290645">7/11/2024</text:date></text:span></text:span></text:p>
      </style:footer>
    </style:master-page>
    <style:master-page style:name="StdPortrait" style:page-layout-name="Mpm2" draw:style-name="Mdp1" style:next-style-name="Standard">
      <style:header>
        <text:p text:style-name="MP13">OpenLCB Event Identifiers Standard<draw:custom-shape text:anchor-type="char" draw:z-index="10" draw:name="PowerPlusWaterMarkObject" draw:style-name="Mgr2" draw:text-style-name="MP3" svg:width="6.4996in" svg:height="25.7587in" draw:transform="rotate (0.785398163397448) translate (-1in 3.59583333333333in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1">Copyright 2011-</text:span></text:span><text:span text:style-name="Page_20_Number"><text:span text:style-name="MT1"><text:user-defined style:data-style-name="N0" text:name="OLCByear">2024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MT3"><text:tab/>Page </text:span><text:span text:style-name="Page_20_Number"><text:span text:style-name="MT3"><text:page-number text:select-page="current">10</text:page-number></text:span></text:span><text:span text:style-name="Page_20_Number"><text:span text:style-name="MT3"><text:s/>of </text:span></text:span><text:span text:style-name="Page_20_Number"><text:span text:style-name="MT3"><text:page-count style:num-format="1">10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ly 22, 2024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1" draw:name="PowerPlusWaterMarkObject" draw:style-name="Mgr3" draw:text-style-name="MP3" svg:width="6.9248in" svg:height="27.4433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2" draw:name="PowerPlusWaterMarkObject" draw:style-name="Mgr3" draw:text-style-name="MP3" svg:width="6.9248in" svg:height="27.4433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3" draw:name="PowerPlusWaterMarkObject" draw:style-name="Mgr4" draw:text-style-name="MP3" svg:width="4.4878in" svg:height="17.7858in" draw:transform="skewX (5.78668724148238E-017) 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4" draw:name="PowerPlusWaterMarkObject" draw:style-name="Mgr3" draw:text-style-name="MP3" svg:width="6.9248in" svg:height="27.4433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5" draw:name="PowerPlusWaterMarkObject" draw:style-name="Mgr5" draw:text-style-name="MP3" svg:width="7.3185in" svg:height="29.0039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6" draw:name="PowerPlusWaterMarkObject" draw:style-name="Mgr3" draw:text-style-name="MP3" svg:width="6.9248in" svg:height="27.4433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7" draw:name="PowerPlusWaterMarkObject" draw:style-name="Mgr3" draw:text-style-name="MP3" svg:width="6.9248in" svg:height="27.4433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8" draw:name="PowerPlusWaterMarkObject" draw:style-name="Mgr3" draw:text-style-name="MP3" svg:width="6.9248in" svg:height="27.4433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Event Identifiers Standard</dc:title>
    <meta:initial-creator>Alex Shepherd</meta:initial-creator>
    <meta:creation-date>2009-01-22T07:11:27</meta:creation-date>
    <meta:editing-cycles>194</meta:editing-cycles>
    <meta:editing-duration>P1DT17H31M51S</meta:editing-duration>
    <meta:generator>LibreOffice/7.4.6.2$MacOSX_X86_64 LibreOffice_project/5b1f5509c2decdade7fda905e3e1429a67acd63d</meta:generator>
    <dc:date>2024-07-11T15:49:25.149043324</dc:date>
    <dc:creator>Bob Jacobsen</dc:creator>
    <meta:document-statistic meta:table-count="5" meta:image-count="1" meta:object-count="0" meta:page-count="10" meta:paragraph-count="252" meta:word-count="1289" meta:character-count="7498" meta:non-whitespace-character-count="6426"/>
    <meta:user-defined meta:name="OLCBdate">July 22, 2024</meta:user-defined>
    <meta:user-defined meta:name="OLCBstatus">Adopted</meta:user-defined>
    <meta:user-defined meta:name="OLCByear">2024</meta:user-defined>
  </office:meta>
</office:document-meta>
</file>